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awasdee" svg:font-family="Sawasdee" style:font-pitch="variable"/>
    <style:font-face style:name="AR PL UMing CN" svg:font-family="'AR PL UMing CN'" style:font-family-generic="roman" style:font-pitch="variable"/>
    <style:font-face style:name="Bitstream Vera Sans" svg:font-family="'Bitstream Vera Sans'" style:font-family-generic="swiss" style:font-pitch="variable"/>
    <style:font-face style:name="AR PL UKai CN" svg:font-family="'AR PL UKai C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Sawasdee" fo:font-size="12pt" fo:font-style="normal" style:text-underline-style="none" fo:font-weight="bold" fo:background-color="#00ff00" style:font-name-asian="Sawasdee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text-properties style:font-name="Sawasdee" fo:font-size="12pt" style:font-name-asian="Sawasdee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Sawasdee" fo:font-size="15pt" style:font-name-asian="Sawasdee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style:font-name="Sawasdee" fo:font-size="16pt" style:font-name-asian="Sawasdee" style:font-size-asian="16pt" style:font-size-complex="16pt"/>
    </style:style>
    <style:style style:name="P5" style:family="paragraph" style:parent-style-name="Standard">
      <style:paragraph-properties fo:margin-top="0.079cm" fo:margin-bottom="0.212cm"/>
    </style:style>
    <style:style style:name="P6" style:family="paragraph" style:parent-style-name="Text_20_body">
      <style:text-properties style:font-name="Sawasdee" fo:font-size="12pt" style:font-name-asian="Sawasdee" style:font-size-asian="12pt" style:font-size-complex="12pt"/>
    </style:style>
    <style:style style:name="P7" style:family="paragraph" style:parent-style-name="Heading_20_3">
      <style:text-properties style:font-name="Sawasdee" fo:font-size="12pt" style:font-name-asian="Sawasdee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style:font-style-asian="italic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background-color="#ffff00" style:font-size-asian="14pt" style:font-size-complex="14pt"/>
    </style:style>
    <style:style style:name="T6" style:family="text">
      <style:text-properties fo:font-size="14pt" fo:background-color="transparent" style:font-size-asian="14pt" style:font-size-complex="14pt"/>
    </style:style>
    <style:style style:name="T7" style:family="text">
      <style:text-properties fo:font-size="14pt" fo:font-weight="bold" fo:background-color="transparent" style:font-size-asian="14pt" style:font-weight-asian="bold" style:font-size-complex="14pt" style:font-weight-complex="bold"/>
    </style:style>
    <style:style style:name="T8" style:family="text">
      <style:text-properties fo:font-size="14pt" fo:font-weight="normal" fo:background-color="transparent" style:font-size-asian="14pt" style:font-weight-asian="normal" style:font-size-complex="14pt" style:font-weight-complex="normal"/>
    </style:style>
    <style:style style:name="T9" style:family="text">
      <style:text-properties style:font-name="Sawasdee" style:font-name-asian="Sawasdee"/>
    </style:style>
    <style:style style:name="T10" style:family="text">
      <style:text-properties style:font-name="Sawasdee" fo:font-size="14pt" fo:font-weight="bold" fo:background-color="transparent" style:font-name-asian="Sawasdee" style:font-size-asian="14pt" style:font-weight-asian="bold" style:font-size-complex="14pt" style:font-weight-complex="bold"/>
    </style:style>
    <style:style style:name="T11" style:family="text">
      <style:text-properties style:font-name="Sawasdee" fo:font-size="14pt" fo:background-color="transparent" style:font-name-asian="Sawasdee" style:font-size-asian="14pt" style:font-size-complex="14pt"/>
    </style:style>
    <style:style style:name="T12" style:family="text">
      <style:text-properties style:font-name="Sawasdee" fo:font-size="14pt" fo:font-weight="normal" fo:background-color="transparent" style:font-name-asian="Sawasdee" style:font-size-asian="14pt" style:font-weight-asian="normal" style:font-size-complex="14pt" style:font-weight-complex="normal"/>
    </style:style>
    <style:style style:name="T13" style:family="text">
      <style:text-properties style:font-name="Sawasdee" fo:font-weight="bold" fo:background-color="transparent" style:font-name-asian="Sawasdee" style:font-weight-asian="bold" style:font-weight-complex="bold"/>
    </style:style>
    <style:style style:name="T14" style:family="text">
      <style:text-properties style:font-name="Sawasdee" fo:background-color="transparent" style:font-name-asian="Sawasdee"/>
    </style:style>
    <style:style style:name="T15" style:family="text">
      <style:text-properties style:font-name="Sawasdee" fo:font-weight="normal" fo:background-color="transparent" style:font-name-asian="Sawasdee" style:font-weight-asian="normal" style:font-weight-complex="normal"/>
    </style:style>
    <style:style style:name="T16" style:family="text">
      <style:text-properties style:font-name="Sawasdee" fo:font-size="12pt" fo:font-weight="bold" fo:background-color="transparent" style:font-name-asian="Sawasdee" style:font-size-asian="12pt" style:font-weight-asian="bold" style:font-size-complex="12pt" style:font-weight-complex="bold"/>
    </style:style>
    <style:style style:name="T17" style:family="text">
      <style:text-properties style:font-name="Sawasdee" fo:font-size="12pt" fo:background-color="transparent" style:font-name-asian="Sawasdee" style:font-size-asian="12pt" style:font-size-complex="12pt"/>
    </style:style>
    <style:style style:name="T18" style:family="text">
      <style:text-properties style:font-name="Sawasdee" fo:font-size="12pt" fo:font-weight="normal" fo:background-color="transparent" style:font-name-asian="Sawasdee" style:font-size-asian="12pt" style:font-weight-asian="normal" style:font-size-complex="12pt" style:font-weight-complex="normal"/>
    </style:style>
    <style:style style:name="T19" style:family="text">
      <style:text-properties style:font-name="Sawasdee" fo:font-size="12pt" style:font-name-asian="Sawasdee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GoogleCodeQuickGuide</text:span></text:p>
      <text:p text:style-name="P3"><text:span text:style-name="T3">基本的 </text:span><text:span text:style-name="T2">Google Code </text:span><text:span text:style-name="T3">操作介绍</text:span></text:p>
      <text:p text:style-name="P2"><text:span text:style-name="T3"/></text:p>
      <text:p text:style-name="P1">这是我从网上整下来的一篇关于GoogleCode和SVN的使用的简单的介绍，希望对大家有帮助。</text:p>
      <text:p text:style-name="P2"><text:span text:style-name="T3"/></text:p>
      <text:p text:style-name="P2"><text:span text:style-name="T3"/></text:p>
      <text:p text:style-name="Standard"><text:span text:style-name="Strong_20_Emphasis"><text:span text:style-name="T16">内容概要</text:span></text:span><text:span text:style-name="T16"> </text:span><text:span text:style-name="T17"><text:line-break/></text:span><text:span text:style-name="T18">SVN的使用方法<text:line-break/>GoogleCode页面介绍</text:span></text:p>
      <text:p text:style-name="P2"/>
      <text:p text:style-name="Text_20_body"><text:span text:style-name="T19">打开</text:span><text:a xlink:type="simple" xlink:href="http://code.google.com/p/hornerp/"><text:span text:style-name="T19">http://code.google.com/p/hornerp/</text:span></text:a><text:span text:style-name="T19"> </text:span></text:p>
      <text:h text:style-name="P7" text:outline-level="3"><text:bookmark text:name="Project_Home"/>Project Home</text:h>
      <text:p text:style-name="P6"><text:bookmark text:name="Project_Home1"/>首 先显示的是project home，页面左边的是这个项目的介绍，右边的License是说明使用的是什么开源协议，Labels是标签的意思，就是这个项目的关键 词，Featured Downloads是列在首页的可供下载的文件，Featured Wiki Pages是列在首页的wiki（wiki一种多人协作的写作工具。Wiki站点可以有多人（甚至任何访问者）维护，每个人都可以发表自己的意见，或者对 共同的主题进行扩展或者探讨。相当于一个团队的交流平台）。 Project Owners/members是项目的创建者和成员。 </text:p>
      <text:h text:style-name="P7" text:outline-level="3"><text:bookmark text:name="Download"/>Download</text:h>
      <text:p text:style-name="P6"><text:bookmark text:name="Download1"/>第 二个页面是Downloads，是一些可供下载的文件。Filename是文件名（必须是英文的），summary+Labels是概要加标签的意思，后 面的那几列就不用说了吧。在Downloads里也可以点击New Downloads上传文件的。点击New Download后会出来上传页面，Summary是文件概要的意思，下面的File是要上传文件的本地路径（点击‘浏览’可以选择），Labels还是 标签的意思，里面的那些标签我都翻译过了，将就着看吧。Submit File就是提交的意思，Discard就是取消了。 以上是Downloads页面的内容。 </text:p>
      <text:h text:style-name="P7" text:outline-level="3"><text:bookmark text:name="Wiki"/>Wiki</text:h>
      <text:p text:style-name="P6"><text:bookmark text:name="Wiki1"/>第 三个页面是Wiki，即一个交流平台，可以在里面发布新的话题（New page）、查看和参与别人创建的话题。在打开别人创建的话题后可以在下面的Enter a comment里面提交自己的意见。创建新话题时Page name填写话题的标题，Content里有很多格式的。写Content是#summary和空格后面的那行英文换成这个话题的概要。下面的内容删除即 可，当然有空的话可以研究一下，怎么样这个Wiki页面可以更漂亮、清晰点。下面的Labels还是标签的意思。 </text:p>
      <text:h text:style-name="P7" text:outline-level="3"><text:bookmark text:name="Issue"/><text:soft-page-break/>Issue</text:h>
      <text:p text:style-name="P6"><text:bookmark text:name="Issue1"/>第四个页面是issues，这是一个问题跟踪系统，在测试过程中会有一些问题需要报告给团队讨论，然后团队这个系统可以跟踪问题的解决情况。有了上面Downloads的基础，这个问题跟踪系统我就不翻译那几个词了。 </text:p>
      <text:h text:style-name="P7" text:outline-level="3"><text:bookmark text:name="Source"/>Source</text:h>
      <text:p text:style-name="P6"><text:bookmark text:name="Source1"/>第五个页面是Source，这里是整个项目的源代码存放的地方。可以使用TortoiseSVN签出所有的源代码和项目中其他文件。tortoiseSVN非常方便，推荐大家使用，它把SVN的版本管理和Windows的资源管理器集成在一起。 </text:p>
      <text:h text:style-name="P7" text:outline-level="3"><text:bookmark text:name="TortoiseSVN_Guide"/>TortoiseSVN Guide</text:h>
      <text:p text:style-name="Text_20_body"><text:bookmark text:name="TortoiseSVN_Guide1"/><text:span text:style-name="Strong_20_Emphasis"><text:span text:style-name="T19">1) 安装TortoiseSVN</text:span></text:span><text:span text:style-name="T19"> <text:line-break/>从 </text:span><text:a xlink:type="simple" xlink:href="http://tortoisesvn.tigris.org/"><text:span text:style-name="T19">http://tortoisesvn.tigris.org/</text:span></text:a><text:span text:style-name="T19"> 下载最新的TortoiseSVN客户端，一路安装下去即可。装好以后，在资源管理器右边的空白处右击鼠标，弹出的菜单中会看到SVN相关的菜单项。如下图所示：<text:line-break/><text:line-break/></text:span><text:span text:style-name="T19"><draw:frame draw:style-name="fr1" draw:name="图形1" text:anchor-type="as-char" svg:width="10.266cm" svg:height="2.646cm" draw:z-index="0"><draw:image xlink:href="http://hornerp.googlecode.com/svn/wiki/img/QuickGuide/svn_01.gif" xlink:type="simple" xlink:show="embed" xlink:actuate="onLoad"/></draw:frame></text:span><text:span text:style-name="T19"> <text:line-break/><text:line-break/></text:span><text:span text:style-name="Strong_20_Emphasis"><text:span text:style-name="T19">2) 认识版本库</text:span></text:span><text:span text:style-name="T19"> <text:line-break/>点击前文介绍的第五个页面，即Source页面。而后点击Browse,会看到如下的目录结构，这是Google Code自动生成的版本库目录。<text:line-break/><text:line-break/></text:span><text:span text:style-name="T19"><draw:frame draw:style-name="fr1" draw:name="图形2" text:anchor-type="as-char" svg:width="11.324cm" svg:height="5.212cm" draw:z-index="1"><draw:image xlink:href="http://hornerp.googlecode.com/svn/wiki/img/QuickGuide/svn_07.gif" xlink:type="simple" xlink:show="embed" xlink:actuate="onLoad"/></draw:frame></text:span><text:span text:style-name="T19"> <text:line-break/><text:line-break/>branches是分支版本的代码，trunk是主干版本代码，wiki放的是你在wiki页面看到的文件,tags放的东西尚不清楚。通常代码主要存放在trunk下，如果你离线写了wiki文件，则提交到wiki目录下。<text:line-break/></text:span><text:soft-page-break/><text:span text:style-name="T19"><text:line-break/></text:span><text:span text:style-name="Strong_20_Emphasis"><text:span text:style-name="T19">3) 生成SVN密码</text:span></text:span><text:span text:style-name="T19"> <text:line-break/>如果是本项目成员，在Source页面，点击提示中的googlecode.com password。这里生成的密码用于代码的签入签出(Checkout/Commit)。不是成员的话，看不见该提示语，不能生成密码。<text:line-break/><text:line-break/></text:span><text:span text:style-name="T19"><draw:frame draw:style-name="fr1" draw:name="图形3" text:anchor-type="as-char" svg:width="10.795cm" svg:height="0.767cm" draw:z-index="2"><draw:image xlink:href="http://hornerp.googlecode.com/svn/wiki/img/QuickGuide/svn_08.gif" xlink:type="simple" xlink:show="embed" xlink:actuate="onLoad"/></draw:frame></text:span><text:span text:style-name="T19"> <text:line-break/><text:line-break/></text:span><text:span text:style-name="Strong_20_Emphasis"><text:span text:style-name="T19">4) 建立本地工作目录</text:span></text:span><text:span text:style-name="T19"> <text:line-break/>建立本地工作目录，就是从版本库签出(Checkout)最新代码到本地目录。而后，你可以在本地修改文件、删除文件或目录、增加文件或目录。然后，提交 (Commit)本地的修改到版本库。签出代码的操作是，新建一个空目录，如HornERP，选中该目录，选择【svn checkout】,签出的地址是</text:span><text:a xlink:type="simple" xlink:href="https://hornerp.googlecode.com/svn/"><text:span text:style-name="T19">https://hornerp.googlecode.com/svn/</text:span></text:a><text:span text:style-name="T19"> ,这是版本库的根目录，你也可以只签出一个子目录，如</text:span><text:a xlink:type="simple" xlink:href="https://hornerp.googlecode.com/svn/trunk/"><text:span text:style-name="T19">https://hornerp.googlecode.com/svn/trunk/</text:span></text:a><text:span text:style-name="T19"> 。而后弹出的窗口中，输入用户名和密码。用户名是你的google账户(比如mygoogle，不带@gmail.com),密码是前文生成的密码。 checkout操作如下图所示：<text:line-break/><text:line-break/></text:span><text:span text:style-name="T19"><draw:frame draw:style-name="fr1" draw:name="图形4" text:anchor-type="as-char" svg:width="12.065cm" svg:height="9.34cm" draw:z-index="3"><draw:image xlink:href="http://hornerp.googlecode.com/svn/wiki/img/QuickGuide/svn_02.gif" xlink:type="simple" xlink:show="embed" xlink:actuate="onLoad"/></draw:frame></text:span><text:span text:style-name="T19"> <text:line-break/><text:line-break/></text:span><text:soft-page-break/><text:span text:style-name="T19"><draw:frame draw:style-name="fr1" draw:name="图形5" text:anchor-type="as-char" svg:width="8.864cm" svg:height="6.271cm" draw:z-index="4"><draw:image xlink:href="http://hornerp.googlecode.com/svn/wiki/img/QuickGuide/svn_03.gif" xlink:type="simple" xlink:show="embed" xlink:actuate="onLoad"/></draw:frame></text:span><text:span text:style-name="T19"> <text:line-break/><text:line-break/>传输完毕后，版本库里的代码和文档就全到了你本地了，你可以在本地修改，而后提交到Server上去。下图是你在本地看到的目录结构：<text:line-break/><text:line-break/></text:span><text:span text:style-name="T19"><draw:frame draw:style-name="fr1" draw:name="图形6" text:anchor-type="as-char" svg:width="2.99cm" svg:height="2.17cm" draw:z-index="5"><draw:image xlink:href="http://hornerp.googlecode.com/svn/wiki/img/QuickGuide/svn_04.gif" xlink:type="simple" xlink:show="embed" xlink:actuate="onLoad"/></draw:frame></text:span><text:span text:style-name="T19"> <text:line-break/><text:line-break/></text:span><text:span text:style-name="Strong_20_Emphasis"><text:span text:style-name="T19">5) 如何更新、提交和删除代码</text:span></text:span><text:span text:style-name="T19"> <text:line-break/>如果要从Server取得最新代码，右键点击【svn update】。【svn update】是最常用的操作。如果要增加目录或文件，只要把目录和文件放到你的本地工作目录。点击选中你的文件或目录，右键点击 【TortoiseSVN | Add】,这个操作表示把文件增加到版本库，但尚未提交。你还要右键点击【svn commit】，这样你的文件就上传到Server，追加到了版本库。详细操作如下图：<text:line-break/><text:line-break/></text:span><text:span text:style-name="T19"><draw:frame draw:style-name="fr1" draw:name="图形7" text:anchor-type="as-char" svg:width="10.186cm" svg:height="3.413cm" draw:z-index="6"><draw:image xlink:href="http://hornerp.googlecode.com/svn/wiki/img/QuickGuide/svn_05.gif" xlink:type="simple" xlink:show="embed" xlink:actuate="onLoad"/></draw:frame></text:span><text:span text:style-name="T19"> <text:line-break/><text:line-break/></text:span><text:span text:style-name="T19"><draw:frame draw:style-name="fr1" draw:name="图形8" text:anchor-type="as-char" svg:width="6.694cm" svg:height="1.799cm" draw:z-index="7"><draw:image xlink:href="http://hornerp.googlecode.com/svn/wiki/img/QuickGuide/svn_06.gif" xlink:type="simple" xlink:show="embed" xlink:actuate="onLoad"/></draw:frame></text:span><text:span text:style-name="T19"> <text:line-break/><text:line-break/>如果只是把本地修改提交到Server，右键点击【svn commit】即可。如果要删除目录或文件，右键点击【TortoiseSVN | Delete】，再右键点击【svn commit】则从Server上删除了文件。<text:line-break/></text:span><text:soft-page-break/><text:span text:style-name="T19"><text:line-break/>好了，以上就是用到的版本控制系统，大家尽快熟悉一下吧。熟悉这个系统最多消耗半天的时间哦，不是什么很难的东西，努力吧。 如果您想参与贡献的话，熟练操作 SVN（包括解决冲突）是申请本项目提交权限的基本条件。 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awasdee" svg:font-family="Sawasdee" style:font-pitch="variable"/>
    <style:font-face style:name="AR PL UMing CN" svg:font-family="'AR PL UMing CN'" style:font-family-generic="roman" style:font-pitch="variable"/>
    <style:font-face style:name="Bitstream Vera Sans" svg:font-family="'Bitstream Vera Sans'" style:font-family-generic="swiss" style:font-pitch="variable"/>
    <style:font-face style:name="AR PL UKai CN" svg:font-family="'AR PL UKai C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 PL UMing CN" fo:font-size="12pt" fo:language="en" fo:country="US" style:letter-kerning="true" style:font-name-asian="AR PL UKai CN" style:font-size-asian="10.5pt" style:language-asian="zh" style:country-asian="CN" style:font-name-complex="AR PL UKai CN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AR PL UKai CN" style:font-size-asian="14pt" style:font-name-complex="AR PL UKai CN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AR PL UMing CN" fo:font-size="14pt" fo:font-weight="bold" style:font-name-asian="AR PL UKai CN" style:font-size-asian="14pt" style:font-weight-asian="bold" style:font-name-complex="AR PL UKai CN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utushen222 </meta:initial-creator>
    <meta:creation-date>2010-04-25T22:22:27</meta:creation-date>
    <dc:date>2010-04-25T22:27:58</dc:date>
    <dc:creator>hutushen222 </dc:creator>
    <meta:editing-duration>PT00H05M34S</meta:editing-duration>
    <meta:editing-cycles>3</meta:editing-cycles>
    <meta:generator>OpenOffice.org/3.1$Linux OpenOffice.org_project/310m19$Build-9420</meta:generator>
    <meta:document-statistic meta:table-count="0" meta:image-count="8" meta:object-count="0" meta:page-count="5" meta:paragraph-count="17" meta:word-count="943" meta:character-count="2515"/>
  </office:meta>
</office:document-meta>
</file>